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185.5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2.4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39.34pt"/>
    </style:style>
    <style:style style:name="co14" style:family="table-column">
      <style:table-column-properties fo:break-before="auto" style:column-width="54pt"/>
    </style:style>
    <style:style style:name="co15" style:family="table-column">
      <style:table-column-properties fo:break-before="auto" style:column-width="62.5pt"/>
    </style:style>
    <style:style style:name="co16" style:family="table-column">
      <style:table-column-properties fo:break-before="auto" style:column-width="36.51pt"/>
    </style:style>
    <style:style style:name="co17" style:family="table-column">
      <style:table-column-properties fo:break-before="auto" style:column-width="51.14pt"/>
    </style:style>
    <style:style style:name="co18" style:family="table-column">
      <style:table-column-properties fo:break-before="auto" style:column-width="44.19pt"/>
    </style:style>
    <style:style style:name="co19" style:family="table-column">
      <style:table-column-properties fo:break-before="auto" style:column-width="52.7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6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1"/>
    </style:style>
  </office:automatic-styles>
  <office:body>
    <office:spreadsheet>
      <table:calculation-settings table:automatic-find-labels="false"/>
      <table:table table:name="abort-logs_01_send-one-ab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>
            <text:p>Time(S)</text:p>
          </table:table-cell>
          <table:table-cell table:style-name="ce1" office:value-type="string" calcext:value-type="string">
            <text:p><text:s/>note</text:p>
          </table:table-cell>
          <table:table-cell table:style-name="ce1" office:value-type="string" calcext:value-type="string">
            <text:p><text:s/>event</text:p>
          </table:table-cell>
          <table:table-cell table:style-name="ce1" office:value-type="string" calcext:value-type="string">
            <text:p><text:s/>xport</text:p>
          </table:table-cell>
          <table:table-cell table:style-name="ce1" office:value-type="string" calcext:value-type="string">
            <text:p><text:s/>maxFrame</text:p>
          </table:table-cell>
          <table:table-cell table:style-name="ce1" office:value-type="string" calcext:value-type="string">
            <text:p><text:s/>session</text:p>
          </table:table-cell>
          <table:table-cell table:style-name="ce1" office:value-type="string" calcext:value-type="string">
            <text:p><text:s/>incoming_capacty</text:p>
          </table:table-cell>
          <table:table-cell table:style-name="ce1" office:value-type="string" calcext:value-type="string">
            <text:p><text:s/>outgoing_window</text:p>
          </table:table-cell>
          <table:table-cell table:style-name="ce1" office:value-type="string" calcext:value-type="string">
            <text:p><text:s/>incoming_bytes</text:p>
          </table:table-cell>
          <table:table-cell table:style-name="ce1" office:value-type="string" calcext:value-type="string">
            <text:p><text:s/>outgoing_bytes</text:p>
          </table:table-cell>
          <table:table-cell table:style-name="ce1" office:value-type="string" calcext:value-type="string">
            <text:p><text:s/>link</text:p>
          </table:table-cell>
          <table:table-cell table:style-name="ce1" office:value-type="string" calcext:value-type="string">
            <text:p><text:s/>linkName</text:p>
          </table:table-cell>
          <table:table-cell table:style-name="ce1" office:value-type="string" calcext:value-type="string">
            <text:p><text:s/>link_is_receiver</text:p>
          </table:table-cell>
          <table:table-cell table:style-name="ce1" office:value-type="string" calcext:value-type="string">
            <text:p><text:s/>max_message_size</text:p>
          </table:table-cell>
          <table:table-cell table:style-name="ce1" office:value-type="string" calcext:value-type="string">
            <text:p><text:s/>remote_max_message_size</text:p>
          </table:table-cell>
          <table:table-cell table:style-name="ce1" office:value-type="string" calcext:value-type="string">
            <text:p><text:s/>current</text:p>
          </table:table-cell>
          <table:table-cell table:style-name="ce1" office:value-type="string" calcext:value-type="string">
            <text:p><text:s/>credit</text:p>
          </table:table-cell>
          <table:table-cell table:style-name="ce1" office:value-type="string" calcext:value-type="string">
            <text:p><text:s/>available</text:p>
          </table:table-cell>
          <table:table-cell table:style-name="ce1" office:value-type="string" calcext:value-type="string">
            <text:p><text:s/>queued</text:p>
          </table:table-cell>
          <table:table-cell table:style-name="ce1" office:value-type="string" calcext:value-type="string">
            <text:p><text:s/>unsettled</text:p>
          </table:table-cell>
          <table:table-cell table:style-name="ce1" table:number-columns-repeated="100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s/>examples/c/broker</text:p>
          </table:table-cell>
          <table:table-cell table:number-columns-repeated="1022"/>
        </table:table-row>
        <table:table-row table:style-name="ro2">
          <table:table-cell office:value-type="float" office:value="993.894708" calcext:value-type="float">
            <text:p>993.89470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STENER_OPEN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stening</text:p>
          </table:table-cell>
          <table:table-cell table:number-columns-repeated="1023"/>
        </table:table-row>
        <table:table-row table:style-name="ro2">
          <table:table-cell office:value-type="float" office:value="993.894721" calcext:value-type="float">
            <text:p>993.89472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STENER_OPEN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319" calcext:value-type="float">
            <text:p>7.40931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STENER_ACCEP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52" calcext:value-type="float">
            <text:p>7.40945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STENER_ACCEP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82" calcext:value-type="float">
            <text:p>7.40948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507" calcext:value-type="float">
            <text:p>7.40950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56" calcext:value-type="float">
            <text:p>7.4095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583" calcext:value-type="float">
            <text:p>7.40958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791" calcext:value-type="float">
            <text:p>7.40979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809" calcext:value-type="float">
            <text:p>7.40980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823" calcext:value-type="float">
            <text:p>7.40982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83" calcext:value-type="float">
            <text:p>7.4098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838" calcext:value-type="float">
            <text:p>7.40983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847" calcext:value-type="float">
            <text:p>7.40984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862" calcext:value-type="float">
            <text:p>7.40986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87" calcext:value-type="float">
            <text:p>7.4098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878" calcext:value-type="float">
            <text:p>7.40987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89" calcext:value-type="float">
            <text:p>7.4098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897" calcext:value-type="float">
            <text:p>7.40989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1" calcext:value-type="float">
            <text:p>7.4099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18" calcext:value-type="float">
            <text:p>7.40991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25" calcext:value-type="float">
            <text:p>7.40992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31" calcext:value-type="float">
            <text:p>7.40993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38" calcext:value-type="float">
            <text:p>7.40993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45" calcext:value-type="float">
            <text:p>7.40994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52" calcext:value-type="float">
            <text:p>7.40995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59" calcext:value-type="float">
            <text:p>7.40995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65" calcext:value-type="float">
            <text:p>7.40996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72" calcext:value-type="float">
            <text:p>7.40997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79" calcext:value-type="float">
            <text:p>7.40997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88" calcext:value-type="float">
            <text:p>7.40998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994" calcext:value-type="float">
            <text:p>7.40999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548" calcext:value-type="float">
            <text:p>17.35254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STENER_ACCEP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645" calcext:value-type="float">
            <text:p>17.35264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STENER_ACCEP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663" calcext:value-type="float">
            <text:p>17.35266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673" calcext:value-type="float">
            <text:p>17.35267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689" calcext:value-type="float">
            <text:p>17.35268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704" calcext:value-type="float">
            <text:p>17.35270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026" calcext:value-type="float">
            <text:p>17.35302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042" calcext:value-type="float">
            <text:p>17.35304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049" calcext:value-type="float">
            <text:p>17.35304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055" calcext:value-type="float">
            <text:p>17.35305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062" calcext:value-type="float">
            <text:p>17.35306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069" calcext:value-type="float">
            <text:p>17.35306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078" calcext:value-type="float">
            <text:p>17.35307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085" calcext:value-type="float">
            <text:p>17.35308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092" calcext:value-type="float">
            <text:p>17.35309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03" calcext:value-type="float">
            <text:p>17.35310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09" calcext:value-type="float">
            <text:p>17.35310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14" calcext:value-type="float">
            <text:p>17.35311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19" calcext:value-type="float">
            <text:p>17.35311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25" calcext:value-type="float">
            <text:p>17.35312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31" calcext:value-type="float">
            <text:p>17.35313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37" calcext:value-type="float">
            <text:p>17.35313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43" calcext:value-type="float">
            <text:p>17.35314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49" calcext:value-type="float">
            <text:p>17.35314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55" calcext:value-type="float">
            <text:p>17.35315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61" calcext:value-type="float">
            <text:p>17.35316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69" calcext:value-type="float">
            <text:p>17.35316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174" calcext:value-type="float">
            <text:p>17.35317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5" calcext:value-type="float">
            <text:p>17.355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9070" calcext:value-type="float">
            <text:p>79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N_DELIVERY: received aborted message</text:p>
          </table:table-cell>
          <table:table-cell table:number-columns-repeated="1023"/>
        </table:table-row>
        <table:table-row table:style-name="ro2">
          <table:table-cell office:value-type="float" office:value="17.355527" calcext:value-type="float">
            <text:p>17.35552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DELIVERY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9070" calcext:value-type="float">
            <text:p>79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nk-2</text:p>
          </table:table-cell>
          <table:table-cell office:value-type="string" calcext:value-type="string">
            <text:p><text:s/>linkname-3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17.355536" calcext:value-type="float">
            <text:p>17.35553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CLOSE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546" calcext:value-type="float">
            <text:p>17.35554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CLOSE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553" calcext:value-type="float">
            <text:p>17.35555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TAIL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558" calcext:value-type="float">
            <text:p>17.35555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TAIL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565" calcext:value-type="float">
            <text:p>17.35556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CLOSE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571" calcext:value-type="float">
            <text:p>17.35557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CLOSE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577" calcext:value-type="float">
            <text:p>17.35557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583" calcext:value-type="float">
            <text:p>17.35558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625" calcext:value-type="float">
            <text:p>17.35562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HEAD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638" calcext:value-type="float">
            <text:p>17.35563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HEAD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647" calcext:value-type="float">
            <text:p>17.35564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659" calcext:value-type="float">
            <text:p>17.35565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CLOSED</text:p>
          </table:table-cell>
          <table:table-cell office:value-type="string" calcext:value-type="string">
            <text:p><text:s/>xport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ime(S)</text:p>
          </table:table-cell>
          <table:table-cell office:value-type="string" calcext:value-type="string">
            <text:p><text:s/>note</text:p>
          </table:table-cell>
          <table:table-cell office:value-type="string" calcext:value-type="string">
            <text:p><text:s/>event</text:p>
          </table:table-cell>
          <table:table-cell office:value-type="string" calcext:value-type="string">
            <text:p><text:s/>xport</text:p>
          </table:table-cell>
          <table:table-cell office:value-type="string" calcext:value-type="string">
            <text:p><text:s/>maxFrame</text:p>
          </table:table-cell>
          <table:table-cell office:value-type="string" calcext:value-type="string">
            <text:p><text:s/>session</text:p>
          </table:table-cell>
          <table:table-cell office:value-type="string" calcext:value-type="string">
            <text:p><text:s/>incoming_capacty</text:p>
          </table:table-cell>
          <table:table-cell office:value-type="string" calcext:value-type="string">
            <text:p><text:s/>outgoing_window</text:p>
          </table:table-cell>
          <table:table-cell office:value-type="string" calcext:value-type="string">
            <text:p><text:s/>incoming_bytes</text:p>
          </table:table-cell>
          <table:table-cell office:value-type="string" calcext:value-type="string">
            <text:p><text:s/>outgoing_bytes</text:p>
          </table:table-cell>
          <table:table-cell office:value-type="string" calcext:value-type="string">
            <text:p><text:s/>link</text:p>
          </table:table-cell>
          <table:table-cell office:value-type="string" calcext:value-type="string">
            <text:p><text:s/>linkName</text:p>
          </table:table-cell>
          <table:table-cell office:value-type="string" calcext:value-type="string">
            <text:p><text:s/>link_is_receiver</text:p>
          </table:table-cell>
          <table:table-cell office:value-type="string" calcext:value-type="string">
            <text:p><text:s/>max_message_size</text:p>
          </table:table-cell>
          <table:table-cell office:value-type="string" calcext:value-type="string">
            <text:p><text:s/>remote_max_message_size</text:p>
          </table:table-cell>
          <table:table-cell office:value-type="string" calcext:value-type="string">
            <text:p><text:s/>current</text:p>
          </table:table-cell>
          <table:table-cell office:value-type="string" calcext:value-type="string">
            <text:p><text:s/>credit</text:p>
          </table:table-cell>
          <table:table-cell office:value-type="string" calcext:value-type="string">
            <text:p><text:s/>available</text:p>
          </table:table-cell>
          <table:table-cell office:value-type="string" calcext:value-type="string">
            <text:p><text:s/>queued</text:p>
          </table:table-cell>
          <table:table-cell office:value-type="string" calcext:value-type="string">
            <text:p><text:s/>unsettled</text:p>
          </table:table-cell>
          <table:table-cell table:number-columns-repeated="100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s/>examples/c/send-abort</text:p>
          </table:table-cell>
          <table:table-cell table:number-columns-repeated="1022"/>
        </table:table-row>
        <table:table-row table:style-name="ro2">
          <table:table-cell office:value-type="float" office:value="17.352556" calcext:value-type="float">
            <text:p>17.35255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634" calcext:value-type="float">
            <text:p>17.35263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658" calcext:value-type="float">
            <text:p>17.35265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668" calcext:value-type="float">
            <text:p>17.35266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684" calcext:value-type="float">
            <text:p>17.35268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696" calcext:value-type="float">
            <text:p>17.35269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706" calcext:value-type="float">
            <text:p>17.35270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715" calcext:value-type="float">
            <text:p>17.35271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799" calcext:value-type="float">
            <text:p>17.35279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81" calcext:value-type="float">
            <text:p>17.3528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816" calcext:value-type="float">
            <text:p>17.35281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821" calcext:value-type="float">
            <text:p>17.35282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828" calcext:value-type="float">
            <text:p>17.35282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2836" calcext:value-type="float">
            <text:p>17.35283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334" calcext:value-type="float">
            <text:p>17.35333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348" calcext:value-type="float">
            <text:p>17.35334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356" calcext:value-type="float">
            <text:p>17.35335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363" calcext:value-type="float">
            <text:p>17.35336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37" calcext:value-type="float">
            <text:p>17.3533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376" calcext:value-type="float">
            <text:p>17.35337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383" calcext:value-type="float">
            <text:p>17.35338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3389" calcext:value-type="float">
            <text:p>17.353389</text:p>
          </table:table-cell>
          <table:table-cell office:value-type="string" calcext:value-type="string">
            <text:p><text:s/>LOG pn_link_delivery()</text:p>
          </table:table-cell>
          <table:table-cell table:number-columns-repeated="1022"/>
        </table:table-row>
        <table:table-row table:style-name="ro2">
          <table:table-cell office:value-type="float" office:value="17.35489" calcext:value-type="float">
            <text:p>17.35489</text:p>
          </table:table-cell>
          <table:table-cell office:value-type="string" calcext:value-type="string">
            <text:p><text:s/>LOG pn_link_send()</text:p>
          </table:table-cell>
          <table:table-cell table:number-columns-repeated="1022"/>
        </table:table-row>
        <table:table-row table:style-name="ro2">
          <table:table-cell office:value-type="float" office:value="17.354912" calcext:value-type="float">
            <text:p>17.35491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17.354922" calcext:value-type="float">
            <text:p>17.35492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4928" calcext:value-type="float">
            <text:p>17.354928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102" calcext:value-type="float">
            <text:p>17.35510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dlvry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17.355116" calcext:value-type="float">
            <text:p>17.355116</text:p>
          </table:table-cell>
          <table:table-cell office:value-type="string" calcext:value-type="string">
            <text:p><text:s/>LOG pn_delivery_abort(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 messages started and aborted</text:p>
          </table:table-cell>
          <table:table-cell table:number-columns-repeated="1023"/>
        </table:table-row>
        <table:table-row table:style-name="ro2">
          <table:table-cell office:value-type="float" office:value="17.35513" calcext:value-type="float">
            <text:p>17.35513</text:p>
          </table:table-cell>
          <table:table-cell office:value-type="string" calcext:value-type="string">
            <text:p><text:s/>LOG pn_connection_close()</text:p>
          </table:table-cell>
          <table:table-cell table:number-columns-repeated="1022"/>
        </table:table-row>
        <table:table-row table:style-name="ro2">
          <table:table-cell office:value-type="float" office:value="17.35514" calcext:value-type="float">
            <text:p>17.35514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152" calcext:value-type="float">
            <text:p>17.35515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162" calcext:value-type="float">
            <text:p>17.35516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172" calcext:value-type="float">
            <text:p>17.35517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CLOSE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181" calcext:value-type="float">
            <text:p>17.35518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CLOSE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189" calcext:value-type="float">
            <text:p>17.35518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195" calcext:value-type="float">
            <text:p>17.35519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282" calcext:value-type="float">
            <text:p>17.355282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296" calcext:value-type="float">
            <text:p>17.35529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FLOW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sen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341" calcext:value-type="float">
            <text:p>17.355341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HEAD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355" calcext:value-type="float">
            <text:p>17.35535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HEAD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645" calcext:value-type="float">
            <text:p>17.35564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CLOSE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663" calcext:value-type="float">
            <text:p>17.35566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CLOSE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675" calcext:value-type="float">
            <text:p>17.35567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TAIL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685" calcext:value-type="float">
            <text:p>17.35568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TAIL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694" calcext:value-type="float">
            <text:p>17.355694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TRANSPORT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705" calcext:value-type="float">
            <text:p>17.35570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TRANSPORT_CLOSE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909" calcext:value-type="float">
            <text:p>17.35590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PROACTOR_INACTIVE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17.355921" calcext:value-type="float">
            <text:p>17.35592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PROACTOR_INACTIVE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ime(S)</text:p>
          </table:table-cell>
          <table:table-cell office:value-type="string" calcext:value-type="string">
            <text:p><text:s/>note</text:p>
          </table:table-cell>
          <table:table-cell office:value-type="string" calcext:value-type="string">
            <text:p><text:s/>event</text:p>
          </table:table-cell>
          <table:table-cell office:value-type="string" calcext:value-type="string">
            <text:p><text:s/>xport</text:p>
          </table:table-cell>
          <table:table-cell office:value-type="string" calcext:value-type="string">
            <text:p><text:s/>maxFrame</text:p>
          </table:table-cell>
          <table:table-cell office:value-type="string" calcext:value-type="string">
            <text:p><text:s/>session</text:p>
          </table:table-cell>
          <table:table-cell office:value-type="string" calcext:value-type="string">
            <text:p><text:s/>incoming_capacty</text:p>
          </table:table-cell>
          <table:table-cell office:value-type="string" calcext:value-type="string">
            <text:p><text:s/>outgoing_window</text:p>
          </table:table-cell>
          <table:table-cell office:value-type="string" calcext:value-type="string">
            <text:p><text:s/>incoming_bytes</text:p>
          </table:table-cell>
          <table:table-cell office:value-type="string" calcext:value-type="string">
            <text:p><text:s/>outgoing_bytes</text:p>
          </table:table-cell>
          <table:table-cell office:value-type="string" calcext:value-type="string">
            <text:p><text:s/>link</text:p>
          </table:table-cell>
          <table:table-cell office:value-type="string" calcext:value-type="string">
            <text:p><text:s/>linkName</text:p>
          </table:table-cell>
          <table:table-cell office:value-type="string" calcext:value-type="string">
            <text:p><text:s/>link_is_receiver</text:p>
          </table:table-cell>
          <table:table-cell office:value-type="string" calcext:value-type="string">
            <text:p><text:s/>max_message_size</text:p>
          </table:table-cell>
          <table:table-cell office:value-type="string" calcext:value-type="string">
            <text:p><text:s/>remote_max_message_size</text:p>
          </table:table-cell>
          <table:table-cell office:value-type="string" calcext:value-type="string">
            <text:p><text:s/>current</text:p>
          </table:table-cell>
          <table:table-cell office:value-type="string" calcext:value-type="string">
            <text:p><text:s/>credit</text:p>
          </table:table-cell>
          <table:table-cell office:value-type="string" calcext:value-type="string">
            <text:p><text:s/>available</text:p>
          </table:table-cell>
          <table:table-cell office:value-type="string" calcext:value-type="string">
            <text:p><text:s/>queued</text:p>
          </table:table-cell>
          <table:table-cell office:value-type="string" calcext:value-type="string">
            <text:p><text:s/>unsettled</text:p>
          </table:table-cell>
          <table:table-cell table:number-columns-repeated="100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s/>examples/c/receive</text:p>
          </table:table-cell>
          <table:table-cell table:number-columns-repeated="1022"/>
        </table:table-row>
        <table:table-row table:style-name="ro2">
          <table:table-cell office:value-type="float" office:value="7.409303" calcext:value-type="float">
            <text:p>7.40930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372" calcext:value-type="float">
            <text:p>7.409372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INI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389" calcext:value-type="float">
            <text:p>7.40938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396" calcext:value-type="float">
            <text:p>7.40939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09" calcext:value-type="float">
            <text:p>7.40940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16" calcext:value-type="float">
            <text:p>7.40941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25" calcext:value-type="float">
            <text:p>7.409425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33" calcext:value-type="float">
            <text:p>7.409433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47" calcext:value-type="float">
            <text:p>7.409447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55" calcext:value-type="float">
            <text:p>7.40945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INIT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66" calcext:value-type="float">
            <text:p>7.409466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77" calcext:value-type="float">
            <text:p>7.409477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LOCAL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49" calcext:value-type="float">
            <text:p>7.40949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095" calcext:value-type="float">
            <text:p>7.4095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BOUND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10163" calcext:value-type="float">
            <text:p>7.41016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10179" calcext:value-type="float">
            <text:p>7.410179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CONNECT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10188" calcext:value-type="float">
            <text:p>7.410188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10196" calcext:value-type="float">
            <text:p>7.410196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SESSION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nkname-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10203" calcext:value-type="float">
            <text:p>7.410203</text:p>
          </table:table-cell>
          <table:table-cell office:value-type="string" calcext:value-type="string">
            <text:p><text:s/>ENTER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.410211" calcext:value-type="float">
            <text:p>7.410211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PN_LINK_REMOTE_OPEN</text:p>
          </table:table-cell>
          <table:table-cell office:value-type="string" calcext:value-type="string">
            <text:p><text:s/>xport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ssn-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link-1</text:p>
          </table:table-cell>
          <table:table-cell office:value-type="string" calcext:value-type="string">
            <text:p><text:s/>linkname-2</text:p>
          </table:table-cell>
          <table:table-cell office:value-type="string" calcext:value-type="string">
            <text:p><text:s/>recv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16:37:08.911803087</dc:date>
    <dc:creator>Chuck Rolke</dc:creator>
    <meta:editing-duration>PT3M29S</meta:editing-duration>
    <meta:editing-cycles>1</meta:editing-cycles>
    <meta:document-statistic meta:table-count="1" meta:cell-count="2837" meta:object-count="0"/>
    <meta:generator>LibreOffice/5.2.7.2$Linux_X86_64 LibreOffice_project/20$Build-2</meta:generator>
  </office:meta>
</office:document-meta>
</file>